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Prática de Gerência de Projeto<text:line-break/><text:span text:style-name="T1">Primeira Turma do Curso de Gerenciamento de Projetos do PMI (Goiás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luno<text:line-break/>Fábio Nogueira de Lucena</text:p>
      <text:p text:style-name="P3"/>
      <text:p text:style-name="P3">Data</text:p>
      <text:p text:style-name="P3">05/03/2007</text:p>
      <text:p text:style-name="P3"/>
      <text:p text:style-name="P3">Observações:</text:p>
      <text:p text:style-name="P3"/>
      <text:list text:style-name="L1">
        <text:list-item>
          <text:p text:style-name="P4">O documento que segue encontra-se em conformidade com a norma IEEE Std 1058-1998 (<text:span text:style-name="T2">IEEE Standard for Software Project Management Plans</text:span><text:span text:style-name="T3">).</text:span></text:p>
        </text:list-item>
        <text:list-item>
          <text:p text:style-name="P5">Optou-se por apresentar o plano em um único documento. Documentos não diretamente associados ao planejamento, contudo, são referenciados em várias partes deste plano e não são aqui fornecidos. Noutras palavras, este plano referencia documentos que não estão aqui compilados. </text:p>
        </text:list-item>
        <text:list-item>
          <text:p text:style-name="P6">Process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a a</meta:initial-creator>
    <meta:creation-date>2007-03-05T11:05:56</meta:creation-date>
    <dc:creator>a a</dc:creator>
    <dc:date>2007-03-05T11:17:03</dc:date>
    <dc:language>pt-BR</dc:language>
    <meta:editing-cycles>2</meta:editing-cycles>
    <meta:editing-duration>PT11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8" meta:word-count="89" meta:character-count="572"/>
  </office:meta>
</office:document-meta>
</file>